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NimbusRomNo9L-Regu" svg:font-family="NimbusRomNo9L-Regu"/>
    <style:font-face style:name="OpenSymbol" svg:font-family="OpenSymbo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style:font-name="Times New Roman" fo:font-size="10pt" style:font-name-asian="NimbusRomNo9L-Regu" style:font-size-asian="10pt" style:font-name-complex="NimbusRomNo9L-Regu" style:font-size-complex="10pt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 style:list-style-name="L1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fo:font-weight="bold" style:font-name-asian="NimbusRomNo9L-Regu" style:font-size-asian="10pt" style:font-weight-asian="bold" style:font-name-complex="NimbusRomNo9L-Regu" style:font-size-complex="10pt" style:font-weight-complex="bold"/>
    </style:style>
    <style:style style:name="P6" style:family="paragraph" style:parent-style-name="Standard">
      <style:text-properties style:font-name="Times New Roman" fo:font-size="10pt" fo:font-weight="normal" style:font-name-asian="NimbusRomNo9L-Regu" style:font-size-asian="10pt" style:font-weight-asian="normal" style:font-name-complex="NimbusRomNo9L-Regu" style:font-size-complex="10pt" style:font-weight-complex="normal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style:font-name="Times New Roman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/06_AJAX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list xml:id="list638559757888855166" text:style-name="L1">
        <text:list-header>
          <text:p text:style-name="P4"><text:s/></text:p>
        </text:list-header>
      </text:list>
      <text:p text:style-name="P1"/>
      <text:p text:style-name="P2"><text:tab/><text:span text:style-name="T1">1.Aufgabe </text:span></text:p>
      <text:p text:style-name="P1"/>
      <text:p text:style-name="P1"><text:tab/>Erzeugen Sie eine HTML-Datei, die von Server eine Textdatei per AJAX anfordert und anzeigt.</text:p>
      <text:p text:style-name="P1"/>
      <text:p text:style-name="P1"><text:tab/>Probieren Sie dabei die Unterschiedlichen Methoden GET/POST aus.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NimbusRomNo9L-Regu" svg:font-family="NimbusRomNo9L-Regu"/>
    <style:font-face style:name="OpenSymbol" svg:font-family="OpenSymbo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1-07T22:22:24.54</meta:creation-date>
    <dc:date>2016-04-05T12:19:36.43</dc:date>
    <dc:creator>Yvonne Fitzgerald</dc:creator>
    <meta:editing-duration>PT3H7M53S</meta:editing-duration>
    <meta:editing-cycles>32</meta:editing-cycles>
    <meta:generator>OpenOffice/4.1.1$Win32 OpenOffice.org_project/411m6$Build-9775</meta:generator>
    <meta:printed-by>Yvonne Fitzgerald</meta:printed-by>
    <meta:print-date>2016-04-05T12:19:04.46</meta:print-date>
    <meta:document-statistic meta:table-count="1" meta:image-count="0" meta:object-count="0" meta:page-count="1" meta:paragraph-count="11" meta:word-count="34" meta:character-count="280"/>
  </office:meta>
</office:document-meta>
</file>